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934" officeooo:paragraph-rsid="00058934"/>
    </style:style>
    <style:style style:name="P2" style:family="paragraph" style:parent-style-name="Standard">
      <style:text-properties officeooo:rsid="00066e75" officeooo:paragraph-rsid="00066e75"/>
    </style:style>
    <style:style style:name="P3" style:family="paragraph" style:parent-style-name="Standard">
      <style:text-properties officeooo:rsid="00071bb5" officeooo:paragraph-rsid="00071b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APICalls---Used-------------------------</text:p>
      <text:p text:style-name="P2"></text:p>
      <text:p text:style-name="P2">getName</text:p>
      <text:p text:style-name="P2">getDeclaredMethod</text:p>
      <text:p text:style-name="P2"></text:p>
      <text:p text:style-name="P2">----------------Types---Used-----------------------------</text:p>
      <text:p text:style-name="P2"></text:p>
      <text:p text:style-name="P2">String</text:p>
      <text:p text:style-name="P2">Class</text:p>
      <text:p text:style-name="P2"></text:p>
      <text:p text:style-name="P2">-----------------------Keywords--Used-------------------</text:p>
      <text:p text:style-name="P2"></text:p>
      <text:p text:style-name="P2">java</text:p>
      <text:p text:style-name="P2">get</text:p>
      <text:p text:style-name="P2">name</text:p>
      <text:p text:style-name="P2">lang</text:p>
      <text:p text:style-name="P2">class</text:p>
      <text:p text:style-name="P2">method</text:p>
      <text:p text:style-name="P2">declared</text:p>
      <text:p text:style-name="P2"></text:p>
      <text:p text:style-name="P2">The original sequence might be this (BEWARE :: However can also be seq from other program part)</text:p>
      <text:p text:style-name="P2">java.lang.Class&lt;Tau_T&gt;.getDeclaredMethod(java.lang.String,java.lang.Class[]),java.lang.Class&lt;Tau_T&gt;.getName(),Predicted Rank is 636254</text:p>
      <text:p text:style-name="P2"></text:p>
      <text:p text:style-name="P2">Rank :: 1 , LogProb :: -3.9808559904486174e-05</text:p>
      <text:p text:style-name="P2">java.lang.Class&lt;Tau_T&gt;.getName(),java.lang.Class&lt;Tau_T&gt;.getDeclaredMethod(java.lang.String,java.lang.Class[]),</text:p>
      <text:p text:style-name="P2"></text:p>
      <text:p text:style-name="P2">Rank :: 2 , LogProb :: -10.131448499966154</text:p>
      <text:p text:style-name="P2">java.lang.Class&lt;Tau_T&gt;.getName(),java.lang.Class&lt;Tau_T&gt;.getDeclaredMethod(java.lang.String,java.lang.Class[]),</text:p>
      <text:p text:style-name="P2"></text:p>
      <text:p text:style-name="P2">Rank :: 3 , LogProb :: -159.86948560934115</text:p>
      <text:p text:style-name="P2">java.lang.Class&lt;Tau_T&gt;.getDeclaredMethod(java.lang.String,java.lang.Class[]),java.lang.Class&lt;Tau_T&gt;.getName(),</text:p>
      <text:p text:style-name="P2"></text:p>
      <text:p text:style-name="P2">Rank :: 4 , LogProb :: -1536.43656324606</text:p>
      <text:p text:style-name="P2">java.lang.Class&lt;Tau_T&gt;.getName(),DBranch,java.lang.Class&lt;Tau_T&gt;.getDeclaredField(java.lang.String),java.lang.Class&lt;Tau_T&gt;.getDeclaredMethod(java.lang.String,java.lang.Class[]),</text:p>
      <text:p text:style-name="P2">java.lang.Class&lt;Tau_T&gt;.getName(),DBranch,</text:p>
      <text:p text:style-name="P2"></text:p>
      <text:p text:style-name="P2">Rank :: 5 , LogProb :: -2102.048135511685</text:p>
      <text:p text:style-name="P2">java.lang.Class&lt;Tau_T&gt;.getName(),DBranch,DExcept,java.lang.Class&lt;Tau_T&gt;.getDeclaredMethod(java.lang.String,java.lang.Class[]),</text:p>
      <text:p text:style-name="P2">java.lang.Class&lt;Tau_T&gt;.getName(),DBranch,DExcept,java.lang.Class&lt;Tau_T&gt;.getDeclaredMethod(java.lang.String,java.lang.Class[]),java.lang.Class&lt;Tau_T&gt;.getSuperclass(),</text:p>
      <text:p text:style-name="P2">java.lang.Class&lt;Tau_T&gt;.getName(),DBranch,</text:p>
      <text:p text:style-name="P2"></text:p>
      <text:p text:style-name="P2">Rank :: 6 , LogProb :: -2723.031045667935</text:p>
      <text:p text:style-name="P2"><text:soft-page-break/>DExcept,</text:p>
      <text:p text:style-name="P2">DExcept,java.lang.Class&lt;Tau_T&gt;.getDeclaredMethod(java.lang.String,java.lang.Class[]),java.lang.Class&lt;Tau_T&gt;.getMethod(java.lang.String,java.lang.Class[]),</text:p>
      <text:p text:style-name="P2"></text:p>
      <text:p text:style-name="P2">Rank :: 7 , LogProb :: -2743.558877699185</text:p>
      <text:p text:style-name="P2">DExcept,java.lang.Class&lt;Tau_T&gt;.getDeclaredMethod(java.lang.String,java.lang.Class[]),java.lang.Class&lt;Tau_T&gt;.getMethod(java.lang.String,java.lang.Class[]),</text:p>
      <text:p text:style-name="P2">DExcept,</text:p>
      <text:p text:style-name="P2"></text:p>
      <text:p text:style-name="P2">Rank :: 8 , LogProb :: -2784.925576917935</text:p>
      <text:p text:style-name="P2">java.lang.Class&lt;Tau_T&gt;.getDeclaredMethod(java.lang.String,java.lang.Class[]),java.lang.Integer.Integer(java.lang.String),</text:p>
      <text:p text:style-name="P2"></text:p>
      <text:p text:style-name="P2">Rank :: 9 , LogProb :: -2820.03373121481</text:p>
      <text:p text:style-name="P2">DExcept,java.lang.Class&lt;Tau_T&gt;.getDeclaredMethod(java.lang.String,java.lang.Class[]),java.lang.Throwable.printStackTrace(),</text:p>
      <text:p text:style-name="P2">DExcept,</text:p>
      <text:p text:style-name="P2"></text:p>
      <text:p text:style-name="P2">Rank :: 10 , LogProb :: -2822.095498792935</text:p>
      <text:p text:style-name="P2">DExcept,</text:p>
      <text:p text:style-name="P2">Dexcept,java.lang.Class&lt;Tau_T&gt;.getDeclaredMethod(java.lang.String,java.lang.Class[]),java.lang.Throwable.printStackTrace(),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---------------APICalls---Used-------------------------</text:p>
      <text:p text:style-name="P3"></text:p>
      <text:p text:style-name="P3">getActionBar</text:p>
      <text:p text:style-name="P3">addOnMenuVisibilityListener</text:p>
      <text:p text:style-name="P3">setHomeButtonEnabled</text:p>
      <text:p text:style-name="P3">getDisplayOptions</text:p>
      <text:p text:style-name="P3">getContentDescription</text:p>
      <text:p text:style-name="P3"></text:p>
      <text:p text:style-name="P3">----------------Types---Used-----------------------------</text:p>
      <text:p text:style-name="P3"></text:p>
      <text:p text:style-name="P3">boolean</text:p>
      <text:p text:style-name="P3">Activity</text:p>
      <text:p text:style-name="P3">ActionBar</text:p>
      <text:p text:style-name="P3">Tab</text:p>
      <text:p text:style-name="P3">OnMenuVisibilityListener</text:p>
      <text:p text:style-name="P3"></text:p>
      <text:p text:style-name="P3">-----------------------Keywords--Used-------------------</text:p>
      <text:p text:style-name="P3"></text:p>
      <text:p text:style-name="P3">android</text:p>
      <text:p text:style-name="P3">get</text:p>
      <text:p text:style-name="P3">set</text:p>
      <text:p text:style-name="P3">content</text:p>
      <text:p text:style-name="P3">add</text:p>
      <text:p text:style-name="P3">app</text:p>
      <text:p text:style-name="P3">action</text:p>
      <text:p text:style-name="P3">activity</text:p>
      <text:p text:style-name="P3">listener</text:p>
      <text:p text:style-name="P3">bar</text:p>
      <text:p text:style-name="P3">button</text:p>
      <text:p text:style-name="P3">enabled</text:p>
      <text:p text:style-name="P3">tab</text:p>
      <text:p text:style-name="P3">visibility</text:p>
      <text:p text:style-name="P3">display</text:p>
      <text:p text:style-name="P3">menu</text:p>
      <text:p text:style-name="P3">home</text:p>
      <text:p text:style-name="P3">options</text:p>
      <text:p text:style-name="P3">description</text:p>
      <text:p text:style-name="P3"></text:p>
      <text:p text:style-name="P3">The original sequence might be this (BEWARE :: However can also be seq from other program part)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Predicted Rank is 238742</text:p>
      <text:p text:style-name="P3"></text:p>
      <text:p text:style-name="P3">Rank :: 1 , LogProb :: -0.16212757954265555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<text:soft-page-break/>Rank :: 2 , LogProb :: -2.4996214760270306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Rank :: 3 , LogProb :: -2.9360533607926556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Rank :: 4 , LogProb :: -4.3375426186051556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Rank :: 5 , LogProb :: -6.7073851479020306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Rank :: 6 , LogProb :: -8.80504139790203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Rank :: 7 , LogProb :: -11.55797108540203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Rank :: 8 , LogProb :: -11.63969715962078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Rank :: 9 , LogProb :: -12.363543595167656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/text:p>
      <text:p text:style-name="P3"></text:p>
      <text:p text:style-name="P3">Rank :: 10 , LogProb :: -12.57908924946453</text:p>
      <text:p text:style-name="P3">android.app.Activity.getActionBar(),android.app.ActionBar.addOnMenuVisibilityListener(android.app.ActionBar.OnMenuVisibilityListener),android.app.ActionBar.getDisplayOptions(),android.app.ActionBar.setHomeButtonEnabled(boolean),android.app.ActionBar.Tab.getContentDescription(),<text:line-break/></text:p>
      <text:p text:style-name="P3"/>
      <text:p text:style-name="P3"/>
      <text:p text:style-name="P3"/>
      <text:p text:style-name="P3"/>
      <text:p text:style-name="P3"><text:soft-page-break/>---------------APICalls---Used-------------------------</text:p>
      <text:p text:style-name="P3"></text:p>
      <text:p text:style-name="P3">add</text:p>
      <text:p text:style-name="P3">addMouseListener</text:p>
      <text:p text:style-name="P3">repaint</text:p>
      <text:p text:style-name="P3">removeAll</text:p>
      <text:p text:style-name="P3"></text:p>
      <text:p text:style-name="P3">----------------Types---Used-----------------------------</text:p>
      <text:p text:style-name="P3"></text:p>
      <text:p text:style-name="P3">Component</text:p>
      <text:p text:style-name="P3">Container</text:p>
      <text:p text:style-name="P3">MouseListener</text:p>
      <text:p text:style-name="P3"></text:p>
      <text:p text:style-name="P3">-----------------------Keywords--Used-------------------</text:p>
      <text:p text:style-name="P3"></text:p>
      <text:p text:style-name="P3">java</text:p>
      <text:p text:style-name="P3">add</text:p>
      <text:p text:style-name="P3">listener</text:p>
      <text:p text:style-name="P3">component</text:p>
      <text:p text:style-name="P3">remove</text:p>
      <text:p text:style-name="P3">awt</text:p>
      <text:p text:style-name="P3">container</text:p>
      <text:p text:style-name="P3">mouse</text:p>
      <text:p text:style-name="P3">repaint</text:p>
      <text:p text:style-name="P3"></text:p>
      <text:p text:style-name="P3">The original sequence might be this (BEWARE :: However can also be seq from other program part)</text:p>
      <text:p text:style-name="P3">java.awt.Container.removeAll(),java.awt.Component.addMouseListener(java.awt.event.MouseListener),java.awt.Container.add(java.awt.Component),java.awt.Component.addMouseListener(java.awt.event.MouseListener),java.awt.Container.add(java.awt.Component),java.awt.Component.repaint(),Predicted Rank is 301938</text:p>
      <text:p text:style-name="P3"></text:p>
      <text:p text:style-name="P3">Rank :: 1 , LogProb :: 0.0</text:p>
      <text:p text:style-name="P3">java.awt.Container.removeAll(),java.awt.Component.addMouseListener(java.awt.event.MouseListener),java.awt.Container.add(java.awt.Component),java.awt.Component.addMouseListener(java.awt.event.MouseListener),java.awt.Container.add(java.awt.Component),java.awt.Component.repaint(),</text:p>
      <text:p text:style-name="P3"></text:p>
      <text:p text:style-name="P3">Rank :: 2 , LogProb :: -2171.629638671875</text:p>
      <text:p text:style-name="P3">java.awt.Container.removeAll(),java.awt.Container.add(java.awt.Component),java.awt.Component.repaint(),</text:p>
      <text:p text:style-name="P3"></text:p>
      <text:p text:style-name="P3">Rank :: 3 , LogProb :: -2280.390869140625</text:p>
      <text:p text:style-name="P3">java.awt.Container.add(java.awt.Component,java.lang.Object),java.awt.Component.addMouseListener(java.awt.event.MouseListener),java.awt.Component.addMouseMotionListener(java.awt.event.MouseMotionListener),java.awt.Container.removeAll(),java.awt.Component.repaint(),</text:p>
      <text:p text:style-name="P3"></text:p>
      <text:p text:style-name="P3">Rank :: 4 , LogProb :: -2567.410400390625</text:p>
      <text:p text:style-name="P3">java.awt.Container.setLayout(java.awt.LayoutManager),java.awt.Container.removeAll(),java.awt.Component.addMouseListener(java.awt.event.MouseListener),java.awt.Container.add(java.awt.Component,int),DBranch,java.awt.Component.repaint(),java.awt.Container.remove(int),java.awt.Component.addM<text:soft-page-break/>ouseListener(java.awt.event.MouseListener),java.awt.Container.add(java.awt.Component,int),</text:p>
      <text:p text:style-name="P3">java.awt.Container.setLayout(java.awt.LayoutManager),java.awt.Container.removeAll(),java.awt.Component.addMouseListener(java.awt.event.MouseListener),java.awt.Container.add(java.awt.Component,int),DBranch,</text:p>
      <text:p text:style-name="P3"></text:p>
      <text:p text:style-name="P3">Rank :: 5 , LogProb :: -2619.784912109375</text:p>
      <text:p text:style-name="P3">DBranch,java.awt.Component.isDisplayable(),java.awt.Container.removeAll(),java.awt.Component.addMouseListener(java.awt.event.MouseListener),java.awt.Container.add(java.awt.Component),java.awt.Component.addMouseListener(java.awt.event.MouseListener),java.awt.Container.add(java.awt.Component),java.awt.Component.repaint(),</text:p>
      <text:p text:style-name="P3">DBranch,</text:p>
      <text:p text:style-name="P3"></text:p>
      <text:p text:style-name="P3">Rank :: 6 , LogProb :: -2627.907958984375</text:p>
      <text:p text:style-name="P3">DBranch,java.awt.Component.isDisplayable(),java.awt.Container.removeAll(),java.awt.Component.addMouseListener(java.awt.event.MouseListener),java.awt.Container.add(java.awt.Component),java.awt.Component.addMouseListener(java.awt.event.MouseListener),java.awt.Container.add(java.awt.Component),java.awt.Component.repaint(),</text:p>
      <text:p text:style-name="P3">DBranch,</text:p>
      <text:p text:style-name="P3"></text:p>
      <text:p text:style-name="P3">Rank :: 7 , LogProb :: -2638.412353515625</text:p>
      <text:p text:style-name="P3">java.awt.Container.setLayout(java.awt.LayoutManager),java.awt.Container.removeAll(),java.awt.Component.addMouseListener(java.awt.event.MouseListener),java.awt.Container.add(java.awt.Component,int),java.awt.Component.repaint(),</text:p>
      <text:p text:style-name="P3"></text:p>
      <text:p text:style-name="P3">Rank :: 8 , LogProb :: -2648.270263671875</text:p>
      <text:p text:style-name="P3">DBranch,java.awt.Component.isDisplayable(),java.awt.Container.removeAll(),java.awt.Component.addMouseListener(java.awt.event.MouseListener),java.awt.Container.add(java.awt.Component),java.awt.Component.addMouseListener(java.awt.event.MouseListener),java.awt.Container.add(java.awt.Component),java.awt.Component.repaint(),</text:p>
      <text:p text:style-name="P3">DBranch,</text:p>
      <text:p text:style-name="P3"></text:p>
      <text:p text:style-name="P3">Rank :: 9 , LogProb :: -3054.897705078125</text:p>
      <text:p text:style-name="P3">java.awt.Container.removeAll(),java.awt.Container.add(java.awt.Component,java.lang.Object),java.awt.Component.repaint(),</text:p>
      <text:p text:style-name="P3"></text:p>
      <text:p text:style-name="P3">Rank :: 10 , LogProb :: -3073.228271484375</text:p>
      <text:p text:style-name="P3">java.awt.Container.removeAll(),java.awt.Container.add(java.awt.Component,java.lang.Object),java.awt.Component.repaint(),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--------------APICalls---Used-------------------------</text:p>
      <text:p text:style-name="P3"></text:p>
      <text:p text:style-name="P3">invalidateSelf</text:p>
      <text:p text:style-name="P3">copyBounds</text:p>
      <text:p text:style-name="P3"></text:p>
      <text:p text:style-name="P3">----------------Types---Used-----------------------------</text:p>
      <text:p text:style-name="P3"></text:p>
      <text:p text:style-name="P3">Drawable</text:p>
      <text:p text:style-name="P3">Rect</text:p>
      <text:p text:style-name="P3"></text:p>
      <text:p text:style-name="P3">-----------------------Keywords--Used-------------------</text:p>
      <text:p text:style-name="P3"></text:p>
      <text:p text:style-name="P3">android</text:p>
      <text:p text:style-name="P3">drawable</text:p>
      <text:p text:style-name="P3">graphics</text:p>
      <text:p text:style-name="P3">bounds</text:p>
      <text:p text:style-name="P3">self</text:p>
      <text:p text:style-name="P3">invalidate</text:p>
      <text:p text:style-name="P3">copy</text:p>
      <text:p text:style-name="P3"></text:p>
      <text:p text:style-name="P3">The original sequence might be this (BEWARE :: However can also be seq from other program part)</text:p>
      <text:p text:style-name="P3">android.graphics.drawable.Drawable.invalidateSelf(),android.graphics.drawable.Drawable.copyBounds(android.graphics.Rect),Predicted Rank is 282</text:p>
      <text:p text:style-name="P3"></text:p>
      <text:p text:style-name="P3">Rank :: 1 , LogProb :: -0.0018221445597461638</text:p>
      <text:p text:style-name="P3">android.graphics.drawable.Drawable.invalidateSelf(),android.graphics.drawable.Drawable.copyBounds(android.graphics.Rect),</text:p>
      <text:p text:style-name="P3"></text:p>
      <text:p text:style-name="P3">Rank :: 2 , LogProb :: -6.312857300809746</text:p>
      <text:p text:style-name="P3">android.graphics.drawable.Drawable.invalidateSelf(),android.graphics.drawable.Drawable.copyBounds(android.graphics.Rect),</text:p>
      <text:p text:style-name="P3"></text:p>
      <text:p text:style-name="P3">Rank :: 3 , LogProb :: -13.048881203702813</text:p>
      <text:p text:style-name="P3">android.graphics.drawable.Drawable.invalidateSelf(),android.graphics.drawable.Drawable.copyBounds(android.graphics.Rect),</text:p>
      <text:p text:style-name="P3"></text:p>
      <text:p text:style-name="P3">Rank :: 4 , LogProb :: -13.229270607999688</text:p>
      <text:p text:style-name="P3">android.graphics.drawable.Drawable.invalidateSelf(),android.graphics.drawable.Drawable.copyBounds(android.graphics.Rect),</text:p>
      <text:p text:style-name="P3"></text:p>
      <text:p text:style-name="P3">Rank :: 5 , LogProb :: -13.309623391202813</text:p>
      <text:p text:style-name="P3">android.graphics.drawable.Drawable.invalidateSelf(),android.graphics.drawable.Drawable.copyBounds(android.graphics.Rect),</text:p>
      <text:p text:style-name="P3"></text:p>
      <text:p text:style-name="P3">Rank :: 6 , LogProb :: -13.774955422452813</text:p>
      <text:p text:style-name="P3">android.graphics.drawable.Drawable.invalidateSelf(),android.graphics.drawable.Drawable.copyBounds(android.graphics.Rect),</text:p>
      <text:p text:style-name="P3"></text:p>
      <text:p text:style-name="P3">Rank :: 7 , LogProb :: -14.877738625577813</text:p>
      <text:p text:style-name="P3"><text:soft-page-break/>android.graphics.drawable.Drawable.invalidateSelf(),android.graphics.drawable.Drawable.copyBounds(android.graphics.Rect),</text:p>
      <text:p text:style-name="P3"></text:p>
      <text:p text:style-name="P3">Rank :: 8 , LogProb :: -15.090476662687188</text:p>
      <text:p text:style-name="P3">android.graphics.drawable.Drawable.invalidateSelf(),android.graphics.drawable.Drawable.copyBounds(android.graphics.Rect),</text:p>
      <text:p text:style-name="P3"></text:p>
      <text:p text:style-name="P3">Rank :: 9 , LogProb :: -16.240928322843438</text:p>
      <text:p text:style-name="P3">android.graphics.drawable.Drawable.invalidateSelf(),android.graphics.drawable.Drawable.copyBounds(android.graphics.Rect),</text:p>
      <text:p text:style-name="P3"></text:p>
      <text:p text:style-name="P3">Rank :: 10 , LogProb :: -16.389335305265313</text:p>
      <text:p text:style-name="P3">android.graphics.drawable.Drawable.invalidateSelf(),android.graphics.drawable.Drawable.copyBounds(android.graphics.Rect),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3:25:54.657217015</meta:creation-date>
    <dc:date>2018-05-04T14:24:56.833350007</dc:date>
    <meta:editing-duration>PT54M48S</meta:editing-duration>
    <meta:editing-cycles>3</meta:editing-cycles>
    <meta:generator>LibreOffice/4.2.8.2$Linux_X86_64 LibreOffice_project/420m0$Build-2</meta:generator>
    <meta:print-date>2018-05-04T13:30:21.899818086</meta:print-date>
    <meta:document-statistic meta:table-count="0" meta:image-count="0" meta:object-count="0" meta:page-count="8" meta:paragraph-count="242" meta:word-count="518" meta:character-count="12613" meta:non-whitespace-character-count="12055"/>
  </office:meta>
</office:document-meta>
</file>